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91.43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65.44mm"/>
    </style:style>
    <style:style style:name="co6" style:family="table-column">
      <style:table-column-properties fo:break-before="auto" style:column-width="55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Vid#</text:p>
          </table:table-cell>
          <table:table-cell table:style-name="ce2" office:value-type="string" calcext:value-type="string">
            <text:p>Themen</text:p>
          </table:table-cell>
          <table:table-cell table:style-name="ce2" office:value-type="string" calcext:value-type="string">
            <text:p>Kapitel</text:p>
          </table:table-cell>
          <table:table-cell table:style-name="ce2" office:value-type="string" calcext:value-type="string">
            <text:p>Bsp</text:p>
          </table:table-cell>
          <table:table-cell table:style-name="ce2" office:value-type="string" calcext:value-type="string">
            <text:p>Kommentar</text:p>
          </table:table-cell>
          <table:table-cell table:style-name="ce2" table:number-columns-repeated="1016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Orientierungen (00:00-09:00), 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.2.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1.2.8 (21:05); A1.2.6;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1.2.16;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belle MWG; Verknüpfung Felder mit Flussdichten;</text:p>
          </table:table-cell>
          <table:table-cell office:value-type="string" calcext:value-type="string">
            <text:p>2.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terialgleichungen, Polaristation, Magnetisierung;</text:p>
          </table:table-cell>
          <table:table-cell office:value-type="string" calcext:value-type="string">
            <text:p>2.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terialgleichungen; Ergänzung für bewegte Körper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2.1.5 (24:02);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ewegte Körper; Nichtrelativistische Näherungen; der Äther, den es nicht gibt;</text:p>
          </table:table-cell>
          <table:table-cell office:value-type="string" calcext:value-type="string">
            <text:p>2.1; 2.2 (31:30)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erkürzte Feldsystme: DEFS (18:50); <text:s/>DMFS (26:10); </text:p>
          </table:table-cell>
          <table:table-cell office:value-type="string" calcext:value-type="string">
            <text:p>2.2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nergie und Impuls; Aufspaltung Teilsysteme;</text:p>
          </table:table-cell>
          <table:table-cell office:value-type="string" calcext:value-type="string">
            <text:p>2.3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okale Bilanzgleichungen; Teilsysteme; Poynting-Vektor; Poynting-Satz</text:p>
          </table:table-cell>
          <table:table-cell office:value-type="string" calcext:value-type="string">
            <text:p>2.3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oynting-Satz; Interpretation der Impulsflussdichte: Maxwell-Spannungstensor; Resultierende Kräfte und Leistungen;</text:p>
          </table:table-cell>
          <table:table-cell office:value-type="string" calcext:value-type="string">
            <text:p>2.3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esultierende Kräfte und Leistungen;</text:p>
          </table:table-cell>
          <table:table-cell office:value-type="string" calcext:value-type="string">
            <text:p>2.3;</text:p>
          </table:table-cell>
          <table:table-cell office:value-type="string" calcext:value-type="string">
            <text:p>A2.3.15 (21:15); A2.3.11 (35:10);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tart Kap. 3; Poisson- und Laplace-Gl. (27:30);</text:p>
          </table:table-cell>
          <table:table-cell office:value-type="string" calcext:value-type="string">
            <text:p>3;</text:p>
          </table:table-cell>
          <table:table-cell/>
          <table:table-cell office:value-type="string" calcext:value-type="string">
            <text:p>Vortrag startet bei ca. (04:49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Harmonische Felder; Randwertprobleme der Elektrostatik (31:45);</text:p>
          </table:table-cell>
          <table:table-cell office:value-type="string" calcext:value-type="string">
            <text:p>3.1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.2 Spezielle elektrostatische Felder (18:40); Abb. 3.3, Diskussion; Separationsansatz</text:p>
          </table:table-cell>
          <table:table-cell office:value-type="string" calcext:value-type="string">
            <text:p>3.1; 3.2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erleitung Gl. (3.49) (09:10); Lösung der Laplace-Glg. in Polarkoordinaten (27:00); </text:p>
          </table:table-cell>
          <table:table-cell office:value-type="string" calcext:value-type="string">
            <text:p>3.2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as elektrostatische Vektorpotential (29:50); holomorphe Funktionen (41:30);</text:p>
          </table:table-cell>
          <table:table-cell office:value-type="string" calcext:value-type="string">
            <text:p>3.2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holomorphe Fkt; Laplace-Glg in Kugelkoordinaten (18:20); Bsp. S. 81ff;</text:p>
          </table:table-cell>
          <table:table-cell office:value-type="string" calcext:value-type="string">
            <text:p>3.2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ortsetzung Bsp. S.81ff + Diskussion; Abschnitt 3.3: Relaxation (26:30)</text:p>
          </table:table-cell>
          <table:table-cell office:value-type="string" calcext:value-type="string">
            <text:p>3.2; 3.3 (26:30)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edeutung der Homogenität für Ladungsrelaxation (Bsp S. 87, Abb. 3.9); Relaxation und Konvektion (33:20); Bsp. S. 88;</text:p>
          </table:table-cell>
          <table:table-cell office:value-type="string" calcext:value-type="string">
            <text:p>3.3;</text:p>
          </table:table-cell>
          <table:table-cell office:value-type="string" calcext:value-type="string">
            <text:p>A3.3.1 (11:35); 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gn. Vektorpotenzial, Maxwell-Eichung; Laplace- u. Poisson-Glg. (20:15); Bsp. S. 97 (Luftspaltfeld) (39:45);</text:p>
          </table:table-cell>
          <table:table-cell office:value-type="string" calcext:value-type="string">
            <text:p>3.4; 3.5 (30:35)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sp S. 97, Abb 3.11; Drehsymmetrische Magnetfelder (35:15);</text:p>
          </table:table-cell>
          <table:table-cell office:value-type="string" calcext:value-type="string">
            <text:p>3.5;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4.1; 4.2; 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ypisches Verhalten Diffusion (19:55);</text:p>
          </table:table-cell>
          <table:table-cell office:value-type="string" calcext:value-type="string">
            <text:p>4.2; </text:p>
          </table:table-cell>
          <table:table-cell/>
          <table:table-cell office:value-type="string" calcext:value-type="string">
            <text:p>Folie mit Gl. (4.31): „Anheben der elektrischen Leitfähigkeit“, sollte „Absenken“ sein? (Als Maßnahme gegen Wirbelströme). Vgl. Skriptum S. 112 und Vortrag @(27:35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tromverdrängung: Modell Nutenleiter (Abb 4.6); EM Wellen</text:p>
          </table:table-cell>
          <table:table-cell office:value-type="string" calcext:value-type="string">
            <text:p>4.2; 5 (39:05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M Wellen; Wellengleichungen (31:20); retardierte Darstellungen</text:p>
          </table:table-cell>
          <table:table-cell office:value-type="string" calcext:value-type="string">
            <text:p>5.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infache Wellengleichungen; Hertz-Dipol (10:30);</text:p>
          </table:table-cell>
          <table:table-cell office:value-type="string" calcext:value-type="string">
            <text:p>5.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bene Sinuswellen (10:55); komplexer Amplitudenvektor Sinuswelle, Polarisierung (20:20); Freie ebene Wellen (40:30);</text:p>
          </table:table-cell>
          <table:table-cell office:value-type="string" calcext:value-type="string">
            <text:p>5.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Geführte Wellen; Begründung nichtexistenz v. TEM-Wellen in Hohleitern mit einfach zusammenhängendem Querschnitt (19:00); Dispersionsbeziehungen, Dispersionsdiagramm</text:p>
          </table:table-cell>
          <table:table-cell office:value-type="string" calcext:value-type="string">
            <text:p>5.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Wellen auf Doppelleitungen; verlustfreie Doppelleitung; verlustbehaftete DL (18:45);</text:p>
          </table:table-cell>
          <table:table-cell office:value-type="string" calcext:value-type="string">
            <text:p>5.3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.00.0000</text:date>, <text:time style:data-style-name="N2" text:time-value="09:46:49.84971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0:38:49.796117261</meta:creation-date>
    <dc:date>2017-05-11T17:48:05.075112495</dc:date>
    <meta:editing-duration>P2DT15H14M7S</meta:editing-duration>
    <meta:editing-cycles>72</meta:editing-cycles>
    <meta:generator>LibreOffice/5.1.6.2$Linux_X86_64 LibreOffice_project/10m0$Build-2</meta:generator>
    <meta:document-statistic meta:table-count="1" meta:cell-count="106" meta:object-count="0"/>
  </office:meta>
</office:document-meta>
</file>